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15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5.6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2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8.3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4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5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4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6.591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6cm" fo:min-width="12.5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6cm" fo:min-width="12.9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5cm" fo:min-width="10.8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11.5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10.4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3.311cm"/>
    </style:style>
    <style:style style:name="gr17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paragraph-properties fo:margin-left="0cm" fo:margin-right="0cm" fo:text-indent="0cm" style:text-autospace="none"/>
      <style:text-properties fo:color="#000000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8pt" style:font-size-asian="18pt" style:font-size-complex="18pt"/>
    </style:style>
    <style:style style:name="P7" style:family="paragraph">
      <style:paragraph-properties fo:margin-left="0cm" fo:margin-right="0cm" fo:text-indent="0cm" style:text-autospace="none"/>
      <style:text-properties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8" style:family="paragraph">
      <style:paragraph-properties fo:margin-left="0cm" fo:margin-right="0cm" fo:text-indent="0cm"/>
      <style:text-properties fo:font-family="'Liberation Sans'" style:font-family-generic="swiss" style:font-pitch="variable"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24pt" fo:text-shadow="none" fo:font-weight="bold" style:font-size-asian="24pt" style:font-weight-asian="bold" style:font-size-complex="24pt" style:font-weight-complex="bold"/>
    </style:style>
    <style:style style:name="T1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2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3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9" style:family="text">
      <style:text-properties fo:color="#000000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0" style:family="text">
      <style:text-properties fo:color="#000000" fo:font-family="'Liberation Sans'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1" style:family="text">
      <style:text-properties fo:color="#4f6fa7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" style:family="text">
      <style:text-properties style:use-window-font-color="true" fo:font-family="'Liberation Sans'" style:font-family-generic="swiss" style:font-pitch="variable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4" style:family="text">
      <style:text-properties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6.529cm" svg:height="0.962cm" svg:x="10.231cm" svg:y="7.253cm">
          <draw:text-box>
            <text:p text:style-name="P1"><text:span text:style-name="T1">&gt; </text:span><text:span text:style-name="T2">pbmcFP</text:span><text:span text:style-name="T1"> </text:span><text:span text:style-name="T3">&lt;-</text:span><text:span text:style-name="T4"> compensate(</text:span><text:span text:style-name="T5">pbmcFP,compensation.matrix)</text:span></text:p>
          </draw:text-box>
        </draw:frame>
        <draw:frame draw:style-name="gr2" draw:text-style-name="P4" draw:layer="layout" svg:width="6.238cm" svg:height="0.962cm" svg:x="2.152cm" svg:y="4.621cm">
          <draw:text-box>
            <text:p text:style-name="P3"><text:span text:style-name="T6">Import raw FCS files</text:span></text:p>
          </draw:text-box>
        </draw:frame>
        <draw:frame draw:style-name="gr3" draw:text-style-name="P4" draw:layer="layout" svg:width="6.86cm" svg:height="0.962cm" svg:x="1.803cm" svg:y="7.047cm">
          <draw:text-box>
            <text:p text:style-name="P3"><text:span text:style-name="T6">Per well compensation</text:span></text:p>
          </draw:text-box>
        </draw:frame>
        <draw:frame draw:style-name="gr4" draw:text-style-name="P4" draw:layer="layout" svg:width="9.062cm" svg:height="0.962cm" svg:x="1.099cm" svg:y="9.236cm">
          <draw:text-box>
            <text:p text:style-name="P3"><text:span text:style-name="T6">Select population(s) of interest</text:span></text:p>
          </draw:text-box>
        </draw:frame>
        <draw:frame draw:style-name="gr5" draw:text-style-name="P4" draw:layer="layout" svg:width="5.26cm" svg:height="0.962cm" svg:x="2.709cm" svg:y="13.291cm">
          <draw:text-box>
            <text:p text:style-name="P3"><text:span text:style-name="T6">Set control gates</text:span></text:p>
          </draw:text-box>
        </draw:frame>
        <draw:frame draw:style-name="gr6" draw:text-style-name="P4" draw:layer="layout" svg:width="5.895cm" svg:height="0.962cm" svg:x="2.329cm" svg:y="15.299cm">
          <draw:text-box>
            <text:p text:style-name="P3"><text:span text:style-name="T6">Score test samples</text:span></text:p>
          </draw:text-box>
        </draw:frame>
        <draw:frame draw:style-name="gr7" draw:text-style-name="P4" draw:layer="layout" svg:width="7.114cm" svg:height="0.962cm" svg:x="1.994cm" svg:y="11.229cm">
          <draw:text-box>
            <text:p text:style-name="P3"><text:span text:style-name="T6">Per plate quality control</text:span></text:p>
          </draw:text-box>
        </draw:frame>
        <draw:frame draw:style-name="gr8" draw:text-style-name="P4" draw:layer="layout" svg:width="7.216cm" svg:height="0.962cm" svg:x="1.841cm" svg:y="17.115cm">
          <draw:text-box>
            <text:p text:style-name="P3"><text:span text:style-name="T6">Annotation and analysis</text:span></text:p>
          </draw:text-box>
        </draw:frame>
        <draw:line draw:style-name="gr9" draw:text-style-name="P5" draw:layer="layout" svg:x1="5.003cm" svg:y1="8.203cm" svg:x2="5.003cm" svg:y2="9.088cm">
          <text:p text:style-name="P3"/>
        </draw:line>
        <draw:line draw:style-name="gr9" draw:text-style-name="P5" draw:layer="layout" svg:x1="4.982cm" svg:y1="5.72cm" svg:x2="4.983cm" svg:y2="6.859cm">
          <text:p text:style-name="P3"/>
        </draw:line>
        <draw:line draw:style-name="gr9" draw:text-style-name="P5" draw:layer="layout" svg:x1="5.037cm" svg:y1="10.179cm" svg:x2="5.037cm" svg:y2="11.064cm">
          <text:p text:style-name="P3"/>
        </draw:line>
        <draw:line draw:style-name="gr9" draw:text-style-name="P5" draw:layer="layout" svg:x1="5.037cm" svg:y1="12.221cm" svg:x2="5.037cm" svg:y2="13.106cm">
          <text:p text:style-name="P3"/>
        </draw:line>
        <draw:line draw:style-name="gr9" draw:text-style-name="P5" draw:layer="layout" svg:x1="5.037cm" svg:y1="14.163cm" svg:x2="5.037cm" svg:y2="15.048cm">
          <text:p text:style-name="P3"/>
        </draw:line>
        <draw:line draw:style-name="gr9" draw:text-style-name="P5" draw:layer="layout" svg:x1="5.071cm" svg:y1="16.204cm" svg:x2="5.071cm" svg:y2="17.089cm">
          <text:p text:style-name="P3"/>
        </draw:line>
        <draw:frame draw:style-name="gr10" draw:text-style-name="P6" draw:layer="layout" svg:width="13.202cm" svg:height="1.673cm" svg:x="10.246cm" svg:y="4.779cm">
          <draw:text-box>
            <text:p text:style-name="P1"><text:span text:style-name="T2">&gt; pbmcFP </text:span><text:span text:style-name="T7">&lt;-</text:span><text:span text:style-name="T5"> flowPlate(pbmcPlate,</text:span></text:p>
            <text:p text:style-name="P1"><text:span text:style-name="T5"><text:tab/></text:span><text:span text:style-name="T5">wellAnnotation,plateName=</text:span><text:span text:style-name="T8">"PBMC.001"</text:span><text:span text:style-name="T5">)</text:span></text:p>
          </draw:text-box>
        </draw:frame>
        <draw:frame draw:style-name="gr11" draw:text-style-name="P7" draw:layer="layout" svg:width="13.629cm" svg:height="1.673cm" svg:x="10.26cm" svg:y="9.253cm">
          <draw:text-box>
            <text:p text:style-name="P1"><text:span text:style-name="T2">&gt; pbmcFP</text:span><text:span text:style-name="T9"> </text:span><text:span text:style-name="T10">&lt;-</text:span><text:span text:style-name="T9"> Subset(</text:span><text:span text:style-name="T2">pbmcFP</text:span><text:span text:style-name="T9">, rectangleGate(</text:span></text:p>
            <text:p text:style-name="P1"><text:span text:style-name="T11"><text:tab/></text:span><text:span text:style-name="T12">"FSC-H"=c(300,700),"SSC-H"=c(50,400)</text:span><text:span text:style-name="T9">))</text:span></text:p>
          </draw:text-box>
        </draw:frame>
        <draw:frame draw:style-name="gr12" draw:text-style-name="P7" draw:layer="layout" svg:width="11.594cm" svg:height="1.673cm" svg:x="10.272cm" svg:y="13.208cm">
          <draw:text-box>
            <text:p text:style-name="P1"><text:span text:style-name="T2">&gt; pbmcFP </text:span><text:span text:style-name="T7">&lt;-</text:span><text:span text:style-name="T5"> setControlGates(pbmcFP,</text:span></text:p>
            <text:p text:style-name="P1"><text:span text:style-name="T5"><text:tab/></text:span><text:span text:style-name="T5">gateType=</text:span><text:span text:style-name="T8">"Negative.Control"</text:span><text:span text:style-name="T5">)</text:span></text:p>
          </draw:text-box>
        </draw:frame>
        <draw:frame draw:style-name="gr13" draw:text-style-name="P2" draw:layer="layout" svg:width="12.364cm" svg:height="0.962cm" svg:x="10.287cm" svg:y="15.418cm">
          <draw:text-box>
            <text:p text:style-name="P1"><text:span text:style-name="T2">&gt; pbmcFP </text:span><text:span text:style-name="T7">&lt;-</text:span><text:span text:style-name="T5"> applyControlGates(pbmcFP)</text:span></text:p>
          </draw:text-box>
        </draw:frame>
        <draw:frame draw:style-name="gr14" draw:text-style-name="P2" draw:layer="layout" svg:width="11.174cm" svg:height="0.962cm" svg:x="10.324cm" svg:y="17.185cm">
          <draw:text-box>
            <text:p text:style-name="P1"><text:span text:style-name="T2">&gt; pbmcFP </text:span><text:span text:style-name="T7">&lt;-</text:span><text:span text:style-name="T5"> summaryStats(pbmcFP)</text:span></text:p>
          </draw:text-box>
        </draw:frame>
        <draw:frame draw:style-name="gr15" draw:text-style-name="P8" draw:layer="layout" svg:width="16.656cm" svg:height="0.962cm" svg:x="10.303cm" svg:y="11.376cm">
          <draw:text-box>
            <text:p text:style-name="P3"><text:span text:style-name="T13">&gt; ecdfplot(~`FSC-H`|as.factor(Row.Id),plateSet(pbmcFP))</text:span></text:p>
          </draw:text-box>
        </draw:frame>
        <draw:frame draw:style-name="gr16" draw:text-style-name="P9" draw:layer="layout" svg:width="3.978cm" svg:height="2.139cm" svg:x="3.06cm" svg:y="2.171cm">
          <draw:text-box>
            <text:p text:style-name="P9"><text:span text:style-name="T14">Manual</text:span></text:p>
            <text:p text:style-name="P9"><text:span text:style-name="T14">Analysis</text:span></text:p>
          </draw:text-box>
        </draw:frame>
        <draw:frame draw:style-name="gr17" draw:text-style-name="P9" draw:layer="layout" svg:width="6.724cm" svg:height="2.139cm" svg:x="12.309cm" svg:y="2.126cm">
          <draw:text-box>
            <text:p text:style-name="P9"><text:span text:style-name="T14">plateCore Work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rrol Strain</meta:initial-creator>
    <meta:creation-date>2008-08-04T15:27:22</meta:creation-date>
    <dc:creator>straine</dc:creator>
    <dc:date>2009-03-25T18:24:13</dc:date>
    <meta:editing-cycles>16</meta:editing-cycles>
    <meta:editing-duration>PT1H9M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